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 style:list-style-name="L1"/>
    <style:style style:name="P4" style:family="paragraph" style:parent-style-name="Normal" style:list-style-name="L2">
      <style:paragraph-properties style:writing-mode="lr-tb"/>
    </style:style>
    <style:style style:name="P5" style:family="paragraph" style:parent-style-name="Normal" style:list-style-name="L2"/>
    <style:style style:name="P6" style:family="paragraph" style:parent-style-name="Normal" style:list-style-name="L3"/>
    <style:style style:name="P7" style:family="paragraph" style:parent-style-name="Normal" style:list-style-name="L4"/>
    <style:style style:name="P8" style:family="paragraph" style:parent-style-name="Normal" style:list-style-name="L5"/>
    <style:style style:name="P9" style:family="paragraph" style:parent-style-name="Normal" style:list-style-name="L6"/>
    <style:style style:name="P10" style:family="paragraph" style:parent-style-name="Normal" style:list-style-name="L7"/>
    <style:style style:name="P11" style:family="paragraph" style:parent-style-name="Normal" style:list-style-name="L8"/>
    <style:style style:name="P12" style:family="paragraph" style:parent-style-name="Normal" style:list-style-name="L9"/>
    <style:style style:name="P13" style:family="paragraph" style:parent-style-name="Normal" style:list-style-name="L10"/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 Systems and Services Report Framework</text:p>
      <text:p text:style-name="P2">1. Introduction</text:p>
      <text:list text:style-name="L1">
        <text:list-item>
          <text:p text:style-name="P3">Brief overview of IoT</text:p>
        </text:list-item>
        <text:list-item>
          <text:p text:style-name="P3">Purpose of the report</text:p>
        </text:list-item>
      </text:list>
      <text:p text:style-name="P2">2. IoT Systems and Services in Different Sectors</text:p>
      <text:p text:style-name="Normal">2.1 Sector 1 (e.g., Smart Home)</text:p>
      <text:list text:style-name="L2">
        <text:list-item>
          <text:p text:style-name="P4">Purpose and applications</text:p>
        </text:list-item>
        <text:list-item>
          <text:p text:style-name="P5">Devices used (at least 2)</text:p>
        </text:list-item>
        <text:list-item>
          <text:p text:style-name="P5">Benefits and risks</text:p>
        </text:list-item>
      </text:list>
      <text:p text:style-name="Normal">2.2 Sector 2 (e.g., Healthcare)</text:p>
      <text:list text:style-name="L3">
        <text:list-item>
          <text:p text:style-name="P6">Purpose and applications</text:p>
        </text:list-item>
        <text:list-item>
          <text:p text:style-name="P6">Devices used (at least 2)</text:p>
        </text:list-item>
        <text:list-item>
          <text:p text:style-name="P6">Benefits and risks</text:p>
        </text:list-item>
      </text:list>
      <text:p text:style-name="P2">3. Principles and Characteristics of IoT Systems</text:p>
      <text:p text:style-name="Normal">3.1 Architecture</text:p>
      <text:list text:style-name="L4">
        <text:list-item>
          <text:p text:style-name="P7">M2M system architecture</text:p>
        </text:list-item>
        <text:list-item>
          <text:p text:style-name="P7">Device architecture (sensors, communications, actuators)</text:p>
        </text:list-item>
        <text:list-item>
          <text:p text:style-name="P7">Network and application domains</text:p>
        </text:list-item>
      </text:list>
      <text:p text:style-name="Normal">3.2 Standards</text:p>
      <text:list text:style-name="L5">
        <text:list-item>
          <text:p text:style-name="P8">M2M interfaces</text:p>
        </text:list-item>
        <text:list-item>
          <text:p text:style-name="P8">Reference frameworks</text:p>
        </text:list-item>
      </text:list>
      <text:p text:style-name="Normal">3.3 Communication Requirements</text:p>
      <text:list text:style-name="L6">
        <text:list-item>
          <text:p text:style-name="P9">System and device communication principles</text:p>
        </text:list-item>
        <text:list-item>
          <text:p text:style-name="P9">Identification and location of secured network components</text:p>
        </text:list-item>
      </text:list>
      <text:p text:style-name="Normal">3.4 Security</text:p>
      <text:list text:style-name="L7">
        <text:list-item>
          <text:p text:style-name="P10">Potential security threats</text:p>
        </text:list-item>
        <text:list-item>
          <text:p text:style-name="P10">Remote management</text:p>
        </text:list-item>
        <text:list-item>
          <text:p text:style-name="P10">Effects of attacks</text:p>
        </text:list-item>
        <text:list-item>
          <text:p text:style-name="P10">Security protection methods</text:p>
        </text:list-item>
      </text:list>
      <text:p text:style-name="P2">4. Comparison of IoT Systems and Services</text:p>
      <text:list text:style-name="L8">
        <text:list-item>
          <text:p text:style-name="P11">Compare and contrast the systems/services from different sectors</text:p>
        </text:list-item>
        <text:list-item>
          <text:p text:style-name="P11">Highlight similarities and differences in purpose, applications, principles, and characteristics</text:p>
        </text:list-item>
      </text:list>
      <text:p text:style-name="P2"><text:soft-page-break/>5. Evaluation</text:p>
      <text:list text:style-name="L9">
        <text:list-item>
          <text:p text:style-name="P12">Evaluate the purpose, applications, principles, and characteristics of the discussed IoT systems and services</text:p>
        </text:list-item>
        <text:list-item>
          <text:p text:style-name="P12">Consider effectiveness, efficiency, and potential impact</text:p>
        </text:list-item>
      </text:list>
      <text:p text:style-name="P2">6. Conclusion</text:p>
      <text:list text:style-name="L10">
        <text:list-item>
          <text:p text:style-name="P13">Summarize key points</text:p>
        </text:list-item>
        <text:list-item>
          <text:p text:style-name="P13">Reflect on the future of IoT in the discussed sectors</text:p>
        </text:list-item>
      </text:list>
      <text:p text:style-name="P2">7. References</text:p>
      <text:p text:style-name="P2">Appendices (if necessary)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dc:title/>
    <dc:description/>
    <dc:subject/>
    <meta:initial-creator>Kris Hyde</meta:initial-creator>
    <meta:creation-date>2024-10-18T08:31:00Z</meta:creation-date>
    <dc:date>2024-10-18T10:23:19.409055130</dc:date>
    <meta:editing-cycles>4</meta:editing-cycles>
    <meta:editing-duration>PT4M6S</meta:editing-duration>
    <meta:document-statistic meta:table-count="0" meta:image-count="0" meta:object-count="0" meta:page-count="2" meta:paragraph-count="40" meta:word-count="204" meta:character-count="1320" meta:non-whitespace-character-count="1181"/>
    <meta:user-defined meta:name="ContentTypeId">0x010100270627E46F6770438663ACBF3F96F845</meta:user-defined>
    <meta:user-defined meta:name="MediaServiceImageTags"/>
    <meta:template xlink:type="simple" xlink:actuate="onRequest" xlink:title="" xlink:href="Normal.dotm"/>
  </office:meta>
</office:document-meta>
</file>